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bd4" officeooo:paragraph-rsid="0010ebd4"/>
    </style:style>
    <style:style style:name="P2" style:family="paragraph" style:parent-style-name="Text_20_body">
      <style:text-properties officeooo:rsid="0047ec02" officeooo:paragraph-rsid="0047ec02"/>
    </style:style>
    <style:style style:name="P3" style:family="paragraph" style:parent-style-name="Text_20_body">
      <style:text-properties officeooo:rsid="0018def5" officeooo:paragraph-rsid="0021fb73"/>
    </style:style>
    <style:style style:name="P4" style:family="paragraph" style:parent-style-name="Text_20_body">
      <style:text-properties officeooo:paragraph-rsid="0048495b"/>
    </style:style>
    <style:style style:name="P5" style:family="paragraph" style:parent-style-name="Text_20_body">
      <style:text-properties officeooo:rsid="005d9bc1" officeooo:paragraph-rsid="00530adf"/>
    </style:style>
    <style:style style:name="P6" style:family="paragraph" style:parent-style-name="Text_20_body">
      <style:text-properties officeooo:rsid="0054ea45" officeooo:paragraph-rsid="0054ea45"/>
    </style:style>
    <style:style style:name="P7" style:family="paragraph" style:parent-style-name="Text_20_body">
      <style:text-properties officeooo:rsid="00569881" officeooo:paragraph-rsid="00569881"/>
    </style:style>
    <style:style style:name="P8" style:family="paragraph" style:parent-style-name="Text_20_body" style:list-style-name="L1">
      <style:text-properties officeooo:rsid="0047ec02" officeooo:paragraph-rsid="0047ec02"/>
    </style:style>
    <style:style style:name="P9" style:family="paragraph" style:parent-style-name="Text_20_body">
      <style:text-properties officeooo:rsid="004bb492" officeooo:paragraph-rsid="0059c387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3">
      <style:text-properties officeooo:rsid="0047ec02" officeooo:paragraph-rsid="0047ec02"/>
    </style:style>
    <style:style style:name="P12" style:family="paragraph" style:parent-style-name="Heading_20_3">
      <style:text-properties officeooo:paragraph-rsid="00530adf"/>
    </style:style>
    <style:style style:name="P13" style:family="paragraph" style:parent-style-name="Heading_20_2">
      <style:text-properties officeooo:rsid="0010ebd4" officeooo:paragraph-rsid="0010ebd4"/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47ec02"/>
    </style:style>
    <style:style style:name="T2" style:family="text">
      <style:text-properties officeooo:rsid="004fba98"/>
    </style:style>
    <style:style style:name="T3" style:family="text">
      <style:text-properties officeooo:rsid="005fdb8b"/>
    </style:style>
    <style:style style:name="T4" style:family="text">
      <style:text-properties officeooo:rsid="0054ea45"/>
    </style:style>
    <style:style style:name="T5" style:family="text">
      <style:text-properties officeooo:rsid="0058215f"/>
    </style:style>
    <style:style style:name="T6" style:family="text">
      <style:text-properties officeooo:rsid="0059c3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934_1266146281"/>Destin – <text:span text:style-name="T1">Être dans un souterrain skaven</text:span>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934_1266146281" text:style-name="Internet_20_link" text:visited-style-name="Internet_20_link">Destin – Être dans un souterrain skaven</text:a><text:tab/>1</text:p>
          <text:p text:style-name="P15"><text:a xlink:type="simple" xlink:href="#__RefHeading___Toc1567_2107091675" text:style-name="Internet_20_link" text:visited-style-name="Internet_20_link">I Caractéristiques du thème</text:a><text:tab/>1</text:p>
          <text:p text:style-name="P14"><text:a xlink:type="simple" xlink:href="#__RefHeading___Toc1569_2107091675" text:style-name="Internet_20_link" text:visited-style-name="Internet_20_link">A Résumé</text:a><text:tab/>1</text:p>
          <text:p text:style-name="P14"><text:a xlink:type="simple" xlink:href="#__RefHeading___Toc679_1112379350" text:style-name="Internet_20_link" text:visited-style-name="Internet_20_link">B Direction et références</text:a><text:tab/>1</text:p>
          <text:p text:style-name="P15"><text:a xlink:type="simple" xlink:href="#__RefHeading__1461_769659882" text:style-name="Internet_20_link" text:visited-style-name="Internet_20_link">II Caractéristiques obligatoires de personnage</text:a><text:tab/>1</text:p>
          <text:p text:style-name="P15"><text:a xlink:type="simple" xlink:href="#__RefHeading___Toc2208_2107091675" text:style-name="Internet_20_link" text:visited-style-name="Internet_20_link">III Événements pour skavens</text:a><text:tab/>1</text:p>
          <text:p text:style-name="P14"><text:a xlink:type="simple" xlink:href="#__RefHeading___Toc870_971483666" text:style-name="Internet_20_link" text:visited-style-name="Internet_20_link">A Attaque de son clan</text:a><text:tab/>1</text:p>
          <text:p text:style-name="P14"><text:a xlink:type="simple" xlink:href="#__RefHeading___Toc872_971483666" text:style-name="Internet_20_link" text:visited-style-name="Internet_20_link">B Empoisonnement des réserves du clan</text:a><text:tab/>2</text:p>
        </text:index-body>
      </text:table-of-content>
      <text:h text:style-name="P13" text:outline-level="2"><text:bookmark-start text:name="__RefHeading___Toc1567_2107091675"/>Caractéristiques du thème<text:bookmark-end text:name="__RefHeading___Toc1567_2107091675"/></text:h>
      <text:p text:style-name="P9">Identifiant : <text:span text:style-name="T6">EmpireSouterrainSkaven</text:span></text:p>
      <text:h text:style-name="P11" text:outline-level="3"><text:bookmark-start text:name="__RefHeading___Toc1569_2107091675"/>Résumé<text:bookmark-end text:name="__RefHeading___Toc1569_2107091675"/></text:h>
      <text:p text:style-name="P2">Ce thème regroupe tout ce qui concerne l<text:span text:style-name="T2">e déplacement et les événements dans un souterrain skaven</text:span>. <text:span text:style-name="T2">En particulier la rencontre souvent déplaisante de skavens entre autres.</text:span></text:p>
      <text:h text:style-name="Heading_20_3" text:outline-level="3"><text:bookmark-start text:name="__RefHeading___Toc679_1112379350"/>Direction et références<text:bookmark-end text:name="__RefHeading___Toc679_1112379350"/></text:h>
      <text:p text:style-name="P2"><text:a xlink:type="simple" xlink:href="http://bibliotheque-imperiale.com/index.php/Catégorie:Skavens#La_Peste" text:style-name="Internet_20_link" text:visited-style-name="Visited_20_Internet_20_Link">http://bibliotheque-imperiale.com/index.php/Cat%C3%A9gorie:Skavens</text:a></text:p>
      <text:list xml:id="list3356224998051340716" text:style-name="L1">
        <text:list-item>
          <text:p text:style-name="P8">Leurs repaires ne sont habituellement éclairés que par quelques torches ou braseros crépitants qui leur dispensent juste la lumière nécessaire. </text:p>
        </text:list-item>
      </text:list>
      <text:p text:style-name="P1"/>
      <text:h text:style-name="P13" text:outline-level="2"><text:bookmark-start text:name="__RefHeading__1461_769659882"/>Caractéristiques obligatoires de personnage<text:bookmark-end text:name="__RefHeading__1461_769659882"/></text:h>
      <text:p text:style-name="P4"><text:bookmark-start text:name="__RefHeading___Toc2200_2107091675"/><text:bookmark-end text:name="__RefHeading___Toc2200_2107091675"/></text:p>
      <text:p text:style-name="P3"><text:span text:style-name="Strong_20_Emphasis"/></text:p>
      <text:h text:style-name="Heading_20_2" text:outline-level="2"><text:bookmark-start text:name="__RefHeading___Toc2208_2107091675"/>Événements <text:span text:style-name="T4">pour skavens</text:span><text:bookmark-end text:name="__RefHeading___Toc2208_2107091675"/></text:h>
      <text:p text:style-name="P6">Ces événements ont tous comme condition au moins "Skaven" et "SouterrainSkaven"</text:p>
      <text:h text:style-name="P12" text:outline-level="3"><text:bookmark-start text:name="__RefHeading___Toc870_971483666"/>Attaque de son clan<text:bookmark-end text:name="__RefHeading___Toc870_971483666"/></text:h>
      <text:p text:style-name="P5">Si <text:span text:style-name="T3">ClanPuissance</text:span> &lt;= 0,2</text:p>
      <text:p text:style-name="P5">Proba 0,001</text:p>
      <text:p text:style-name="P7">Un clan aléatoire l'attaque voire plusieurs</text:p>
      <text:p text:style-name="P7">On détermine le vainqueur en fonction de la puissance <text:span text:style-name="T5">(ou l'égalité)</text:span></text:p>
      <text:p text:style-name="P7">On détermine ce que le vainqueur fait des vaincus et ce que ça cause au héros</text:p>
      <text:p text:style-name="P7">Le héros poursuit sa vie dans son nouveau clan si il a été incorporé mais avec un rang bien inférieur</text:p>
      <text:p text:style-name="Text_20_body"/>
      <text:h text:style-name="Heading_20_3" text:outline-level="3"><text:bookmark-start text:name="__RefHeading___Toc872_971483666"/><text:soft-page-break/>Empoisonnement des réserves du clan<text:bookmark-end text:name="__RefHeading___Toc872_97148366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1H46M1S</meta:editing-duration>
    <meta:editing-cycles>437</meta:editing-cycles>
    <meta:generator>LibreOffice/5.0.4.2$Windows_x86 LibreOffice_project/2b9802c1994aa0b7dc6079e128979269cf95bc78</meta:generator>
    <dc:date>2018-01-20T14:54:24.169000000</dc:date>
    <meta:document-statistic meta:table-count="0" meta:image-count="0" meta:object-count="0" meta:page-count="2" meta:paragraph-count="28" meta:word-count="204" meta:character-count="1307" meta:non-whitespace-character-count="1136"/>
    <meta:user-defined meta:name="Info 1"/>
    <meta:user-defined meta:name="Info 2"/>
    <meta:user-defined meta:name="Info 3"/>
    <meta:user-defined meta:name="Info 4"/>
  </office:meta>
</office:document-meta>
</file>